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1.40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8" style:family="paragraph" style:parent-style-name="Standard">
      <style:text-properties style:font-name="Times New Roman" officeooo:paragraph-rsid="0007c63c"/>
    </style:style>
    <style:style style:name="P19" style:family="paragraph" style:parent-style-name="Standard">
      <style:text-properties style:font-name="Times New Roman" officeooo:rsid="0007c63c" officeooo:paragraph-rsid="0007c63c"/>
    </style:style>
    <style:style style:name="P20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21" style:family="paragraph" style:parent-style-name="Standard">
      <style:text-properties style:font-name="Times New Roman" officeooo:rsid="00069e23" officeooo:paragraph-rsid="00069e23"/>
    </style:style>
    <style:style style:name="P22" style:family="paragraph" style:parent-style-name="Standard">
      <style:text-properties style:font-name="Times New Roman" officeooo:rsid="00069e23" officeooo:paragraph-rsid="0007c63c"/>
    </style:style>
    <style:style style:name="P23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weight="bold" officeooo:rsid="001490c1" officeooo:paragraph-rsid="001490c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bold" officeooo:rsid="001490c1" officeooo:paragraph-rsid="001989c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bold" officeooo:rsid="001710cd" officeooo:paragraph-rsid="001710cd" style:font-weight-asian="bold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normal" officeooo:rsid="0017aec7" officeooo:paragraph-rsid="001710cd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weight="normal" officeooo:rsid="001989cd" officeooo:paragraph-rsid="001989cd" style:font-weight-asian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officeooo:rsid="001989cd" officeooo:paragraph-rsid="001989cd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officeooo:rsid="0007c63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63c" style:font-weight-asian="normal" style:font-weight-complex="normal"/>
    </style:style>
    <style:style style:name="T7" style:family="text">
      <style:text-properties fo:font-weight="normal" officeooo:rsid="0015723b" style:font-weight-asian="normal" style:font-weight-complex="normal"/>
    </style:style>
    <style:style style:name="T8" style:family="text">
      <style:text-properties fo:font-weight="normal" officeooo:rsid="0017aec7" style:font-weight-asian="normal" style:font-weight-complex="normal"/>
    </style:style>
    <style:style style:name="T9" style:family="text">
      <style:text-properties officeooo:rsid="000ba88b"/>
    </style:style>
    <style:style style:name="T10" style:family="text">
      <style:text-properties officeooo:rsid="00069e23"/>
    </style:style>
    <style:style style:name="T11" style:family="text">
      <style:text-properties officeooo:rsid="00115689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" fo:font-weight="normal" officeooo:rsid="00123471" style:font-weight-asian="normal" style:font-weight-complex="normal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officeooo:rsid="0012958b"/>
    </style:style>
    <style:style style:name="T16" style:family="text">
      <style:text-properties officeooo:rsid="0015723b"/>
    </style:style>
    <style:style style:name="T17" style:family="text">
      <style:text-properties style:text-underline-style="solid" style:text-underline-width="auto" style:text-underline-color="font-color" officeooo:rsid="0015723b"/>
    </style:style>
    <style:style style:name="T18" style:family="text">
      <style:text-properties officeooo:rsid="0017ae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4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7"/>
      <text:p text:style-name="P7"/>
      <text:p text:style-name="P7">BufferedReader</text:p>
      <text:p text:style-name="P7"/>
      <text:p text:style-name="P18"><text:span text:style-name="T10">Para leer archivos más rápido </text:span><text:span text:style-name="T4">se utiliza un Búffer.</text:span></text:p>
      <text:p text:style-name="P19"/>
      <text:p text:style-name="P18"><text:span text:style-name="T4">Su </text:span><text:span text:style-name="T3">constructor</text:span><text:span text:style-name="T4"> recibe por parámetro un objeto FileReader.</text:span></text:p>
      <text:p text:style-name="P20"><text:tab/><text:tab/></text:p>
      <text:p text:style-name="P20"><text:tab/><text:tab/>BufferedReader (FileReader nombre).</text:p>
      <text:p text:style-name="P21"/>
      <text:p text:style-name="P21"/>
      <text:p text:style-name="P9">Métodos <text:span text:style-name="T4">más importantes </text:span>de BufferedReader.</text:p>
      <text:p text:style-name="P21"/>
      <text:p text:style-name="P22"><text:span text:style-name="T2">int read() </text:span>→ <text:span text:style-name="T4">Lee el fichero carácter a carácter. </text:span><text:span text:style-name="T1">Devuelve el valor unicode del carácter que ha leido. Cuando ya no hay más caracteres, devuelve -1.</text:span></text:p>
      <text:p text:style-name="P21"/>
      <text:p text:style-name="P21"><text:span text:style-name="T2">String readLine() </text:span><text:span text:style-name="T5">→ </text:span><text:span text:style-name="T6">Lee el fichero línea a línea. Devuelve cada línea en un String. Cuando ya no hay más líneas en el fichero, devuelve null.</text:span></text:p>
      <text:p text:style-name="P21"/>
      <text:p text:style-name="P8">void close() <text:span text:style-name="T5">→ cierra el búffer.</text:span></text:p>
      <text:p text:style-name="P23"/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okens</text:p>
      <text:p text:style-name="P10"/>
      <text:p text:style-name="P24">Sirve para utilizar Scanner junto a un Búffer <text:span text:style-name="T9">o un FileReader</text:span> para tratar los datos de un archivo.</text:p>
      <text:p text:style-name="P24"/>
      <text:p text:style-name="P25">Cada token está separado por un <text:span text:style-name="T2">carácter blanco</text:span> (espacio, tabulador, salto de línea, etc.)</text:p>
      <text:p text:style-name="P25"/>
      <text:p text:style-name="P24">Ver ejemplo en Tokens/Ejercicio<text:span text:style-name="T9">2</text:span></text:p>
      <text:p text:style-name="P24"/>
      <text:p text:style-name="P11"/>
      <text:p text:style-name="P11">Métodos para tratar con tokens</text:p>
      <text:p text:style-name="P12">boolean sc.hasNextInt()</text:p>
      <text:p text:style-name="P12">boolean sc.hasNextDouble() … <text:span text:style-name="T5">→ comprueba si el siguiente token es del tipo <text:tab/><text:tab/><text:tab/><text:tab/><text:tab/> <text:s/>indicado.</text:span></text:p>
      <text:p text:style-name="P25"><text:tab/><text:tab/><text:tab/><text:tab/><text:tab/> <text:s/>Esto es útil para ponerlo dentro de un if.</text:p>
      <text:p text:style-name="P25"><text:tab/><text:tab/><text:tab/><text:tab/><text:tab/> <text:s/>(Si el siguiente token es de tipo entero, <text:tab/><text:tab/><text:tab/><text:tab/><text:tab/><text:tab/> <text:s/>súmalo en el sumatorio, por ejemplo).</text:p>
      <text:p text:style-name="P25"/>
      <text:p text:style-name="P25"/>
      <text:p text:style-name="P13"/>
      <text:p text:style-name="P13">FileWriter</text:p>
      <text:p text:style-name="P13"/>
      <text:p text:style-name="P26">Tiene <text:span text:style-name="T2">dos constructores.</text:span></text:p>
      <text:p text:style-name="P14"/>
      <text:p text:style-name="P26"><text:span text:style-name="T2"><text:tab/></text:span>FileWriter(String nombreArchivo) → Si no existe el archivo, lo crea <text:span text:style-name="T11">de 0.</text:span></text:p>
      <text:p text:style-name="P26"/>
      <text:p text:style-name="P26"><text:tab/>FileWriter(String nombreArchivo, boolean append) → Si existe el archivo, añade al final <text:span text:style-name="T11">del <text:tab/>mismo lo que vayamos a escribir.</text:span></text:p>
      <text:p text:style-name="P26"/>
      <text:p text:style-name="P27"/>
      <text:p text:style-name="P27"/>
      <text:p text:style-name="P26"/>
      <text:p text:style-name="P26"/>
      <text:p text:style-name="P13">BufferedWriter</text:p>
      <text:p text:style-name="P14">Métodos más importantes.</text:p>
      <text:p text:style-name="P14"/>
      <text:p text:style-name="P26"><text:span text:style-name="T2">void write (int carácter) </text:span>→ Escribe el carácter correspondiente al número del carácter en Unicode.</text:p>
      <text:p text:style-name="P26"/>
      <text:p text:style-name="P26"><text:span text:style-name="T2">void write (String cad) </text:span>→<text:tab/>Escribe la cadena.</text:p>
      <text:p text:style-name="P26"/>
      <text:p text:style-name="P26"><text:span text:style-name="T2">void newLine() </text:span>→<text:tab/><text:tab/>Escribe un salto de línea.</text:p>
      <text:p text:style-name="P26"/>
      <text:p text:style-name="P26"><text:span text:style-name="T2">void flush() </text:span>→ <text:tab/><text:tab/>Vacía el búffer.</text:p>
      <text:p text:style-name="P26"/>
      <text:p text:style-name="P26"><text:span text:style-name="T2">void close()<text:tab/></text:span>→ <text:tab/><text:tab/>Vacía el búffer y después lo cierra.</text:p>
      <text:p text:style-name="P26"/>
      <text:p text:style-name="P26"/>
      <text:p text:style-name="P26"/>
      <text:p text:style-name="P26"/>
      <text:p text:style-name="P35"/>
      <text:p text:style-name="P35"/>
      <text:p text:style-name="P35"/>
      <text:p text:style-name="P35"/>
      <text:p text:style-name="P35"><text:soft-page-break/>TRABAJAR CON XML DESDE JAVA</text:p>
      <text:p text:style-name="P28"/>
      <text:p text:style-name="P28"/>
      <text:p text:style-name="P29">Para trabaja<text:span text:style-name="T15">r</text:span> con XML:</text:p>
      <text:p text:style-name="P29"/>
      <text:list xml:id="list200843249" text:style-name="L1">
        <text:list-item>
          <text:p text:style-name="P43">Java obliga a poner el constructor por defecto (sin parámetros) de la clase.</text:p>
        </text:list-item>
      </text:list>
      <text:p text:style-name="P29"/>
      <text:list xml:id="list172738237211895" text:continue-numbering="true" text:style-name="L1">
        <text:list-item>
          <text:p text:style-name="P46"><text:span text:style-name="T13">H</text:span><text:span text:style-name="T12">ay que añadir la </text:span><text:span text:style-name="T14">biblioteca JAXB</text:span><text:span text:style-name="T12"> (en librería, click derecho, add library JAXB).</text:span></text:p>
        </text:list-item>
      </text:list>
      <text:p text:style-name="P36"/>
      <text:list xml:id="list172738305443258" text:continue-numbering="true" text:style-name="L1">
        <text:list-item>
          <text:p text:style-name="P46"><text:span text:style-name="T12">Hay que importar el paquete </text:span><text:span text:style-name="T14">java.xml.bind.annotation.*;</text:span></text:p>
        </text:list-item>
      </text:list>
      <text:p text:style-name="P28"/>
      <text:p text:style-name="P28"/>
      <text:p text:style-name="P28">La conversión de Java a XML se llama <text:span text:style-name="T2">Marshalling</text:span> (agrupar)</text:p>
      <text:p text:style-name="P28"/>
      <text:p text:style-name="P28">La conversión de XML a JAVA se llama <text:span text:style-name="T2">Unmarshalling</text:span> (desagrupar).</text:p>
      <text:p text:style-name="P28"/>
      <text:p text:style-name="P28"/>
      <text:p text:style-name="P15">Anotaciones más importantes.</text:p>
      <text:p text:style-name="P15"/>
      <text:p text:style-name="P32">@XmlRootElement(name = "elementoRaizXML") → Define el elemento raiz del XML</text:p>
      <text:p text:style-name="P32"/>
      <text:p text:style-name="P32">@XmlType(propOrder = {"identificacion", "nomb", "dir", "fec"}) → Define el orden de los <text:tab/><text:tab/><text:tab/><text:tab/><text:tab/><text:tab/><text:tab/><text:tab/><text:tab/><text:tab/> <text:s text:c="3"/>atributos de la clase.</text:p>
      <text:p text:style-name="P32"/>
      <text:p text:style-name="P32">@XmlAccessorType(XmlAccessType.FIELD) → Define el tipo de acceso que tendrá el XML al <text:tab/><text:tab/><text:tab/><text:tab/><text:tab/><text:tab/><text:tab/>programa.</text:p>
      <text:p text:style-name="P31"/>
      <text:p text:style-name="P30">FIELD → Coge los valores directamente de los atributos aunque sean privados.</text:p>
      <text:p text:style-name="P30"/>
      <text:p text:style-name="P30">PROPERTY → Coge los valores de los Getter y los Setters</text:p>
      <text:p text:style-name="P30"/>
      <text:p text:style-name="P30">PUBLIC_MEMBER → Coge los valores de los atributos públicos o de los getter y los</text:p>
      <text:p text:style-name="P30"><text:tab/><text:tab/><text:tab/>setter si son privados.</text:p>
      <text:p text:style-name="P30"/>
      <text:p text:style-name="P30"/>
      <text:p text:style-name="P30"/>
      <text:p text:style-name="P15">En el main</text:p>
      <text:p text:style-name="P15"/>
      <text:p text:style-name="P32">1. Crear un <text:span text:style-name="T2">contexto</text:span>:</text:p>
      <text:p text:style-name="P32"/>
      <text:p text:style-name="P32">JAXBContext contexto = new JAXBContext.newInstance(Clase.class)</text:p>
      <text:p text:style-name="P32"/>
      <text:p text:style-name="P32"/>
      <text:p text:style-name="P32">2. Crear un <text:span text:style-name="T2">Unmarshaller </text:span>o un <text:span text:style-name="T2">Marshaller:</text:span></text:p>
      <text:p text:style-name="P32"/>
      <text:list xml:id="list314004642" text:style-name="L2">
        <text:list-header>
          <text:p text:style-name="P38"/>
        </text:list-header>
        <text:list-item>
          <text:p text:style-name="P38">Unmarshaller.</text:p>
        </text:list-item>
      </text:list>
      <text:p text:style-name="P15"/>
      <text:p text:style-name="P32">Socio s = (Socio) um.unmarshal(new FileReader("socio.xml"));</text:p>
      <text:p text:style-name="P32"/>
      <text:p text:style-name="P32">System.out.println(s);</text:p>
      <text:p text:style-name="P32"/>
      <text:p text:style-name="P15"><text:soft-page-break/></text:p>
      <text:list xml:id="list1393641901" text:style-name="L3">
        <text:list-item>
          <text:p text:style-name="P39">Marshaller.</text:p>
        </text:list-item>
      </text:list>
      <text:p text:style-name="P15"/>
      <text:p text:style-name="P32">Marshaller m = contexto.createMarshaller();</text:p>
      <text:p text:style-name="P32"/>
      <text:p text:style-name="P32">m.setProperty(Marshaller.JAXB_FORMATTED_OUTPUT, Boolean.TRUE);</text:p>
      <text:p text:style-name="P32"/>
      <text:p text:style-name="P32">m.marshal(s1, new FileWriter("socio1.xml"));</text:p>
      <text:p text:style-name="P32"/>
      <text:p text:style-name="P32"/>
      <text:p text:style-name="P32"/>
      <text:p text:style-name="P32"/>
      <text:p text:style-name="P16"><text:bookmark-start text:name="__DdeLink__462_263496472"/>Ficheros Binarios</text:p>
      <text:p text:style-name="P33"/>
      <text:p text:style-name="P34"><text:bookmark-start text:name="__DdeLink__464_263496472"/><text:bookmark-start text:name="__DdeLink__467_263496472"/><text:span text:style-name="T2">FileOutputStream</text:span>( “archivo.dat”) </text:p>
      <text:p text:style-name="P34"><text:span text:style-name="T2">FileInputStream</text:span> ( “archivo.dat”)<text:bookmark-end text:name="__DdeLink__464_263496472"/></text:p>
      <text:p text:style-name="P34"/>
      <text:p text:style-name="P34"><text:span text:style-name="T2">ObjectOutputSteam</text:span> ( new FileOutputStream )</text:p>
      <text:p text:style-name="P34"><text:span text:style-name="T2">ObjectInputStream</text:span> (new FileInputStream)<text:bookmark-end text:name="__DdeLink__467_263496472"/><text:bookmark-end text:name="__DdeLink__462_263496472"/></text:p>
      <text:p text:style-name="P34"/>
      <text:p text:style-name="P17"/>
      <text:p text:style-name="P16">bits → dato: deserialización</text:p>
      <text:p text:style-name="P16"/>
      <text:p text:style-name="P16">dato → bits: serialización</text:p>
      <text:p text:style-name="P16"/>
      <text:p text:style-name="P45">Para serializar objetos de una clase hay que implementar la interfaz Serializable.</text:p>
      <text:p text:style-name="P34"/>
      <text:p text:style-name="P16">Class MiClase implements Serializable{</text:p>
      <text:p text:style-name="P16"/>
      <text:p text:style-name="P16">}</text:p>
      <text:p text:style-name="P16"/>
      <text:p text:style-name="P16"/>
      <text:p text:style-name="P16"><text:span text:style-name="T16">M</text:span>étodos más importantes de ObjectOutputStream y ObjectInputStream</text:p>
      <text:p text:style-name="P40"><text:span text:style-name="T7"/></text:p>
      <text:p text:style-name="P40"><text:span text:style-name="T7"/></text:p>
      <text:p text:style-name="P42"><text:span text:style-name="T5"/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7">Object OutputStream</text:p>
          </table:table-cell>
          <table:table-cell table:style-name="Tabla1.B1" office:value-type="string">
            <text:p text:style-name="P47">ObjectInputStream</text:p>
          </table:table-cell>
        </table:table-row>
        <table:table-row>
          <table:table-cell table:style-name="Tabla1.A2" office:value-type="string">
            <text:p text:style-name="P41">void writeBoolean (boolean b)</text:p>
          </table:table-cell>
          <table:table-cell table:style-name="Tabla1.B2" office:value-type="string">
            <text:p text:style-name="P41"><text:span text:style-name="T16">boolean readBoolean()</text:span></text:p>
          </table:table-cell>
        </table:table-row>
        <table:table-row>
          <table:table-cell table:style-name="Tabla1.A2" office:value-type="string">
            <text:p text:style-name="P41">void writeChar (int c)</text:p>
          </table:table-cell>
          <table:table-cell table:style-name="Tabla1.B2" office:value-type="string">
            <text:p text:style-name="P41"><text:span text:style-name="T16">char readChar()</text:span></text:p>
          </table:table-cell>
        </table:table-row>
        <table:table-row>
          <table:table-cell table:style-name="Tabla1.A2" office:value-type="string">
            <text:p text:style-name="P41">void writeInt (int i)<text:tab/></text:p>
          </table:table-cell>
          <table:table-cell table:style-name="Tabla1.B2" office:value-type="string">
            <text:p text:style-name="P41"><text:span text:style-name="T16">int readInt()</text:span></text:p>
          </table:table-cell>
        </table:table-row>
        <table:table-row>
          <table:table-cell table:style-name="Tabla1.A2" office:value-type="string">
            <text:p text:style-name="P41">void writeLong (Long l)</text:p>
          </table:table-cell>
          <table:table-cell table:style-name="Tabla1.B2" office:value-type="string">
            <text:p text:style-name="P41"><text:span text:style-name="T16">Long readLong()</text:span></text:p>
          </table:table-cell>
        </table:table-row>
        <table:table-row>
          <table:table-cell table:style-name="Tabla1.A2" office:value-type="string">
            <text:p text:style-name="P41">void writeDouble (double d)</text:p>
          </table:table-cell>
          <table:table-cell table:style-name="Tabla1.B2" office:value-type="string">
            <text:p text:style-name="P41"><text:span text:style-name="T16">double readDouble()</text:span></text:p>
          </table:table-cell>
        </table:table-row>
        <table:table-row>
          <table:table-cell table:style-name="Tabla1.A2" office:value-type="string">
            <text:p text:style-name="P41">void writeObject (Object o)<text:tab/></text:p>
          </table:table-cell>
          <table:table-cell table:style-name="Tabla1.B2" office:value-type="string">
            <text:p text:style-name="P41"><text:span text:style-name="T16">Object readObject() </text:span><text:span text:style-name="T7">→ Hay que hacer <text:tab/><text:tab/><text:tab/><text:tab/><text:tab/><text:tab/><text:tab/><text:tab/>conversión a la clase que querarmos.</text:span></text:p>
            <text:p text:style-name="P41"><text:span text:style-name="T7"/></text:p>
          </table:table-cell>
        </table:table-row>
      </table:table>
      <text:p text:style-name="P42"><text:span text:style-name="T5"/></text:p>
      <text:p text:style-name="P42"><text:span text:style-name="T5"/></text:p>
      <text:p text:style-name="P42"><text:soft-page-break/><text:span text:style-name="T5"/></text:p>
      <text:p text:style-name="P42"><text:span text:style-name="T5">Imagina que tenemos un número x de objetos de un archivo binario. </text:span></text:p>
      <text:p text:style-name="P42"><text:span text:style-name="T5"/></text:p>
      <text:p text:style-name="P42"><text:span text:style-name="T5">¿Cuántas veces debemos utilizar el método readObject()? Lo leeremos indeterminadamente hasta que ocurra la excepción </text:span>EOFException. <text:span text:style-name="T5">→ </text:span><text:span text:style-name="T8">Hay que capturarla en un catch </text:span><text:span text:style-name="T18">antes que el IOException.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48:11.859000000</meta:creation-date>
    <meta:editing-duration>PT1H35M50S</meta:editing-duration>
    <meta:editing-cycles>10</meta:editing-cycles>
    <meta:generator>LibreOffice/7.3.7.2$Linux_X86_64 LibreOffice_project/30$Build-2</meta:generator>
    <dc:date>2024-05-02T17:27:36.228420774</dc:date>
    <meta:document-statistic meta:table-count="1" meta:image-count="0" meta:object-count="0" meta:page-count="5" meta:paragraph-count="94" meta:word-count="677" meta:character-count="4586" meta:non-whitespace-character-count="3926"/>
  </office:meta>
</office:document-meta>
</file>